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loext:graphic-properties draw:fill-color="#ffffff"/>
      <style:paragraph-properties style:writing-mode="lr-tb"/>
      <style:text-properties fo:font-size="20pt"/>
    </style:style>
    <style:style style:name="P7" style:family="paragraph">
      <style:paragraph-properties fo:text-align="start" style:writing-mode="lr-tb"/>
    </style:style>
    <style:style style:name="P8" style:family="paragraph">
      <style:paragraph-properties fo:margin-top="0.5cm" fo:margin-bottom="0cm"/>
    </style:style>
    <style:style style:name="P9" style:family="paragraph">
      <loext:graphic-properties draw:fill="none" draw:fill-color="#ffffff"/>
      <style:paragraph-properties style:writing-mode="lr-tb"/>
      <style:text-properties style:font-name="Frutiger Light Condensed" fo:font-size="10pt" style:font-size-asian="10pt" style:font-size-complex="10pt"/>
    </style:style>
    <style:style style:name="P10" style:family="paragraph">
      <loext:graphic-properties draw:fill="none" draw:fill-color="#ffffff"/>
      <style:paragraph-properties style:writing-mode="lr-tb"/>
      <style:text-properties style:font-name="Frutiger Light Condensed"/>
    </style:style>
    <style:style style:name="P11" style:family="paragraph">
      <style:paragraph-properties fo:text-align="start"/>
      <style:text-properties style:font-name="Frutiger Light Condensed"/>
    </style:style>
    <style:style style:name="P12" style:family="paragraph">
      <style:text-properties style:font-name="Frutiger Light Condensed"/>
    </style:style>
    <style:style style:name="P13" style:family="paragraph">
      <loext:graphic-properties draw:fill-color="#ffffff"/>
    </style:style>
    <style:style style:name="T1" style:family="text">
      <style:text-properties style:font-name="Frutiger Light Condensed"/>
    </style:style>
    <style:style style:name="T2" style:family="text">
      <style:text-properties style:font-name="Frutiger Light Condensed"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4" style:family="text">
      <style:text-properties style:font-name="Frutiger Light Condensed" fo:font-size="10pt" style:font-size-asian="10pt" style:font-size-complex="10pt"/>
    </style:style>
    <style:style style:name="T5" style:family="text">
      <style:text-properties fo:font-variant="normal" fo:text-transform="none" style:use-window-font-color="true" style:text-outline="false" style:text-line-through-style="none" style:text-line-through-type="none" style:font-name="Frutiger Light Condensed"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Foundations of rendering</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Cornerstones of image synthesi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3D scene</text:span></text:p>
              </text:list-item>
              <text:list-item>
                <text:p><text:span text:style-name="T2">Rendering</text:span></text:p>
              </text:list-item>
              <text:list-item>
                <text:p><text:span text:style-name="T1">Raster imag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cap</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previous lectures we have discussed how to model elements of 3D scene:</text:span></text:p>
                <text:list>
                  <text:list-item>
                    <text:p><text:span text:style-name="T1">3D model</text:span></text:p>
                  </text:list-item>
                  <text:list-item>
                    <text:p><text:span text:style-name="T1">Light</text:span></text:p>
                  </text:list-item>
                  <text:list-item>
                    <text:p><text:span text:style-name="T1">Camera</text:span></text:p>
                  </text:list-item>
                </text:list>
              </text:list-item>
              <text:list-item>
                <text:p><text:span text:style-name="T1">Now, we will discuss how to combine scene elements to simulate interaction of light to create an image</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intui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hotography: Taking a photo from a real world:</text:span></text:p>
                <text:list>
                  <text:list-item>
                    <text:p><text:span text:style-name="T1">Light source is emitting light into the space</text:span></text:p>
                  </text:list-item>
                  <text:list-item>
                    <text:p><text:span text:style-name="T1">Light travels through space and interacts with objects</text:span></text:p>
                  </text:list-item>
                  <text:list-item>
                    <text:p><text:span text:style-name="T1">Small portion of that light falls into camera, where image is created</text:span></text:p>
                  </text:list-item>
                </text:list>
              </text:list-item>
              <text:list-item>
                <text:p><text:span text:style-name="T1">Physics: Interaction of light with objects in space and camera is well described in physics (wave and geometrical optics).</text:span></text:p>
              </text:list-item>
              <text:list-item>
                <text:p><text:span text:style-name="T1">Rendering is computer graphics tool which simulates light transport and interaction of light with objects in order to create an image.</text:span></text:p>
                <text:list>
                  <text:list-item>
                    <text:p>It creates viewable 2D image from 3D scene</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task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order to create an image from 3D scene, rendering algorithm must answer:</text:span></text:p>
                <text:list>
                  <text:list-item>
                    <text:p><text:span text:style-name="T1">Visibility</text:span></text:p>
                  </text:list-item>
                  <text:list-item>
                    <text:p><text:span text:style-name="T1">Light transport</text:span></text:p>
                  </text:list-item>
                  <text:list-item>
                    <text:p><text:span text:style-name="T1">Shading</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7" draw:layer="layout" svg:width="25.199cm" svg:height="2.629cm" svg:x="1.4cm" svg:y="0.628cm" presentation:class="title">
          <draw:text-box>
            <text:p text:style-name="P3"><text:span text:style-name="T1">Visibility: </text:span>high level</text:p>
          </draw:text-box>
        </draw:frame>
        <draw:frame presentation:style-name="pr4"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7" draw:layer="layout" svg:width="25.199cm" svg:height="2.629cm" svg:x="1.4cm" svg:y="0.628cm" presentation:class="title">
          <draw:text-box>
            <text:p text:style-name="P3">Light transport: high level</text:p>
          </draw:text-box>
        </draw:frame>
        <draw:frame presentation:style-name="pr4"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7" draw:layer="layout" svg:width="25.199cm" svg:height="2.629cm" svg:x="1.4cm" svg:y="0.628cm" presentation:class="title">
          <draw:text-box>
            <text:p text:style-name="P3">Shading: high level</text:p>
          </draw:text-box>
        </draw:frame>
        <draw:frame presentation:style-name="pr4"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endering approaches</text:span></text:p>
          </draw:text-box>
        </draw:frame>
        <draw:frame presentation:style-name="pr4" draw:text-style-name="P5" draw:layer="layout" svg:width="25.199cm" svg:height="9.134cm" svg:x="1.4cm" svg:y="3.685cm" presentation:class="outline" presentation:user-transformed="true">
          <draw:text-box>
            <text:p><text:span text:style-name="T1">Two main practical rendering approaches are:</text:span></text:p>
            <text:list text:style-name="L2">
              <text:list-item>
                <text:p><text:span text:style-name="T1">Ray-tracing based rendering</text:span></text:p>
              </text:list-item>
              <text:list-item>
                <text:p text:style-name="P8"><text:span text:style-name="T3">Rasterization based rendering</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ytracing and rasteriz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aytracing is historically early method for image synthesis based on 3D scene description</text:span></text:p>
              </text:list-item>
              <text:list-item>
                <text:p><text:span text:style-name="T1">Due to hardware advancements, rasterization-based rendering gained a lot of attention</text:span></text:p>
              </text:list-item>
              <text:list-item>
                <text:p><text:span text:style-name="T1">Raytracing is intuitive and straightforward method of simulating physical phenomena of how image is created. Based upon raytracing, more advanced rendering methods are build. Furthermore, understanding raytracing gives good foundations for understanding rasterization-based rendering systems. </text:span></text:p>
              </text:list-item>
            </text:list>
          </draw:text-box>
        </draw:frame>
        <presentation:notes draw:style-name="dp1">
          <draw:page-thumbnail draw:style-name="gr1" draw:layer="layout" svg:width="19.798cm" svg:height="11.136cm" svg:x="0.6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intuition using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 produce an image, first, we need information from where we look at 3D scene and a 2D surface on which 3D scene will be projected as an image.</text:span></text:p>
                <text:list>
                  <text:list-item>
                    <text:p><text:span text:style-name="T1">In lesson on camera, we mentioned exactly these elements: eye and film plane. Therefore, for these purposes, we can use pinhole camera.</text:span></text:p>
                  </text:list-item>
                  <text:list-item>
                    <text:p><text:span text:style-name="T3">Captured image color and brightness of objects in 3D scene is a result of light and objects </text:span><text:span text:style-name="T1">(shape and material) interaction </text:span></text:p>
                  </text:list-item>
                </text:list>
              </text:list-item>
              <text:list-item>
                <text:p><text:span text:style-name="T1">To figure out interaction of light and objects we need information about objects in 3D scene as well as light sources.</text:span></text:p>
                <text:list>
                  <text:list-item>
                    <text:p><text:span text:style-name="T1">Without light we wouldn’t see objects, without objects we wouldn’t see light.</text:span></text:p>
                  </text:list-item>
                  <text:list-item>
                    <text:p><text:span text:style-name="T1">Using this information, we can simulate light-object interaction.</text:span></text:p>
                  </text:list-item>
                </text:list>
              </text:list-item>
              <text:list-item>
                <text:p><text:span text:style-name="T1">Simulating physical (real-world) light-object interaction means simulating all light rays paths from light and their interactions with objects. Furthermore, only small amount of that light actually falls on camera. This kind of simulation is called </text:span><text:span text:style-name="T2">forward ray-tracing or light tracing. </text:span><text:span text:style-name="T1">Simulating this is not tractable! Therefore, we simplify:</text:span></text:p>
                <text:list>
                  <text:list-item>
                    <text:p><text:span text:style-name="T1">First, Only light-object interaction that are visible from camera should be simulated</text:span></text:p>
                  </text:list-item>
                  <text:list-item>
                    <text:p><text:span text:style-name="T1">Second, we reverse the process: we start with rays that fall into camera and build from there. </text:span></text:p>
                  </text:list-item>
                </text:list>
              </text:list-item>
              <text:list-item>
                <text:p><text:span text:style-name="T1">Based on previous discussion, we trace rays from sensor to the objects. This simulation is called </text:span><text:span text:style-name="T2">backward ray-tracing or <text:s/>eye-tracing*</text:span><text:span text:style-name="T1">. </text:span></text:p>
              </text:list-item>
            </text:list>
          </draw:text-box>
        </draw:frame>
        <draw:frame draw:style-name="gr2" draw:text-style-name="P9" draw:layer="layout" svg:width="25.146cm" svg:height="0.687cm" svg:x="1.524cm" svg:y="13.716cm">
          <draw:text-box>
            <text:p><text:span text:style-name="T4">* “An Improved Illumination Model for Shaded Display” - Turner Whitted</text:span></text:p>
          </draw:text-box>
        </draw:frame>
        <presentation:notes draw:style-name="dp1">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Backward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ased on previous discussion, now we understand the first steps:</text:span></text:p>
                <text:list>
                  <text:list-item>
                    <text:p><text:span text:style-name="T1">Generate ray using camera (eye and film) → primary/camera/visibility ray</text:span></text:p>
                  </text:list-item>
                  <text:list-item>
                    <text:p><text:span text:style-name="T1">Trace ray into the scene</text:span></text:p>
                  </text:list-item>
                </text:list>
              </text:list-item>
              <text:list-item>
                <text:p><text:span text:style-name="T1">Tracing ray into the scene can end up in following possibilities:</text:span></text:p>
                <text:list>
                  <text:list-item>
                    <text:p><text:span text:style-name="T1">Intersects with object</text:span></text:p>
                  </text:list-item>
                  <text:list-item>
                    <text:p><text:span text:style-name="T1">No intersection →hit background</text:span></text:p>
                  </text:list-item>
                </text:list>
              </text:list-item>
              <text:list-item>
                <text:p><text:span text:style-name="T1">In the case where ray hits the object, two main steps are done:</text:span></text:p>
                <text:list>
                  <text:list-item>
                    <text:p><text:span text:style-name="T3">Calculate amount of light (incoming) falling on intersection point → shadow/light ray. </text:span></text:p>
                    <text:list>
                      <text:list-item>
                        <text:p><text:span text:style-name="T5"><text:s/></text:span><text:span text:style-name="T1">This ray can be directly traced from intersection to light source → direct illumination</text:span></text:p>
                      </text:list-item>
                      <text:list-item>
                        <text:p><text:span text:style-name="T1">Advanced: sample various directions from this point in 3D scene to obtain reflections of other objects → global illumination</text:span></text:p>
                      </text:list-item>
                    </text:list>
                  </text:list-item>
                  <text:list-item>
                    <text:p><text:span text:style-name="T1">Calculate amount of light reflected in primary ray direction using incoming light and material specification</text:span></text:p>
                  </text:list-item>
                </text:list>
              </text:list-item>
            </text:list>
          </draw:text-box>
        </draw:frame>
        <draw:frame draw:style-name="gr2" draw:text-style-name="P9" draw:layer="layout" svg:width="25.146cm" svg:height="0.687cm" svg:x="1.016cm" svg:y="14.224cm">
          <draw:text-box>
            <text:p><text:span text:style-name="T4">* Method in computer graphics using the concept of shooting and following rays from light or eye is called path-tracing.</text:span></text:p>
          </draw:text-box>
        </draw:frame>
        <presentation:notes draw:style-name="dp1">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aytracing*</text:span></text:p>
          </draw:text-box>
        </draw:frame>
        <draw:frame presentation:style-name="pr4" draw:text-style-name="P5" draw:layer="layout" svg:width="25.199cm" svg:height="9.134cm" svg:x="1.4cm" svg:y="3.685cm" presentation:class="outline" presentation:user-transformed="true">
          <draw:text-box>
            <text:p><text:span text:style-name="T1">Algorithm:</text:span></text:p>
            <text:list text:style-name="L2">
              <text:list-item>
                <text:p><text:span text:style-name="T1">For each pixel in raster image:</text:span></text:p>
                <text:list>
                  <text:list-item>
                    <text:p><text:span text:style-name="T1">Generate primary ray by connecting eye and film using camera information</text:span></text:p>
                  </text:list-item>
                  <text:list-item>
                    <text:p><text:span text:style-name="T1">Shoot primary ray into the scene</text:span></text:p>
                  </text:list-item>
                  <text:list-item>
                    <text:p><text:span text:style-name="T1">For each object in the scene</text:span></text:p>
                    <text:list>
                      <text:list-item>
                        <text:p><text:span text:style-name="T1">Check if intersected with primary ray. If intersect multiple objects, take one closest to the eye</text:span></text:p>
                      </text:list-item>
                    </text:list>
                  </text:list-item>
                  <text:list-item>
                    <text:p><text:span text:style-name="T1">For intersection, generate shadow ray from intersection point to all lights in the scene</text:span></text:p>
                    <text:list>
                      <text:list-item>
                        <text:p><text:span text:style-name="T1">If shadow ray is not intersecting anything, lit the pixel</text:span></text:p>
                      </text:list-item>
                    </text:list>
                  </text:list-item>
                </text:list>
              </text:list-item>
            </text:list>
          </draw:text-box>
        </draw:frame>
        <draw:frame draw:style-name="gr3" draw:text-style-name="P10" draw:layer="layout" svg:width="24.892cm" svg:height="1.038cm" svg:x="1.016cm" svg:y="13.97cm">
          <draw:text-box>
            <text:p><text:span text:style-name="T1"><text:s/></text:span><text:span text:style-name="T1">* Arthur Appel in 1969 - "Some Techniques for Shading Machine Renderings of Solids"</text:span></text:p>
          </draw:text-box>
        </draw:frame>
        <presentation:notes draw:style-name="dp1">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aytracing: no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Discussed method can be separated in:</text:span></text:p>
                <text:list>
                  <text:list-item>
                    <text:p>Determining visibility: determine which point in 3D scene is visible for each pixel of image</text:p>
                  </text:list-item>
                  <text:list-item>
                    <text:p>Shading: calculating the color of visible point</text:p>
                  </text:list-item>
                </text:list>
              </text:list-item>
              <text:list-item>
                <text:p><text:span text:style-name="T1">Both steps require extremely time-consuming intersections between rays and scene objects (geometry)</text:span></text:p>
                <text:list>
                  <text:list-item>
                    <text:p><text:span text:style-name="T1">Efficient ray-object intersection method is needed</text:span></text:p>
                  </text:list-item>
                  <text:list-item>
                    <text:p><text:span text:style-name="T1">Efficient spatial search is needed</text:span></text:p>
                  </text:list-item>
                </text:list>
              </text:list-item>
              <text:list-item>
                <text:p><text:span text:style-name="T1">That is why real-time graphics is predominantly using GPU rasterization approach</text:span></text:p>
              </text:list-item>
              <text:list-item>
                <text:p><text:span text:style-name="T1">For high-quality production rendering, ray-tracing is almost always used.</text:span></text:p>
              </text:list-item>
              <text:list-item>
                <text:p><text:span text:style-name="T1">However, real-time ray-tracing is now possible to certain degree with certain hardware and it is hot research topic!</text:span></text:p>
              </text:list-item>
            </text:list>
          </draw:text-box>
        </draw:frame>
        <presentation:notes draw:style-name="dp1">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11" draw:layer="layout" svg:width="25.199cm" svg:height="2.629cm" svg:x="1.4cm" svg:y="0.628cm" presentation:class="title" presentation:user-transformed="true">
          <draw:text-box>
            <text:p text:style-name="P11">Extending basic raytracing</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text:a xlink:href="https://www.scratchapixel.com/lessons/3d-basic-rendering/introduction-to-ray-tracing/adding-reflection-and-refraction" xlink:type="simple">https://www.scratchapixel.com/lessons/3d-basic-rendering/introduction-to-ray-tracing/adding-reflection-and-refraction</text:a></text:p>
              </text:list-item>
              <text:list-item>
                <text:p text:style-name="P12"/>
              </text:list-item>
            </text:list>
          </draw:text-box>
        </draw:frame>
        <presentation:notes draw:style-name="dp2">
          <draw:page-thumbnail draw:style-name="gr1" draw:layer="layout" svg:width="19.798cm" svg:height="11.136cm" svg:x="0.6cm" svg:y="2.257cm" draw:page-number="15" presentation:class="page"/>
          <draw:frame presentation:style-name="pr3"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0T12:46:37.428416766</meta:creation-date>
    <meta:generator>LibreOffice/6.4.7.2$Linux_X86_64 LibreOffice_project/40$Build-2</meta:generator>
    <dc:date>2022-11-20T20:22:32.274118332</dc:date>
    <meta:editing-duration>PT21M58S</meta:editing-duration>
    <meta:editing-cycles>24</meta:editing-cycles>
    <meta:document-statistic meta:object-count="84"/>
  </office:meta>
</office:document-meta>
</file>